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351be" officeooo:paragraph-rsid="001351be"/>
    </style:style>
    <style:style style:name="P2" style:family="paragraph" style:parent-style-name="Standard">
      <style:text-properties fo:font-size="16pt" fo:font-weight="bold" officeooo:rsid="001351be" officeooo:paragraph-rsid="001351be" style:font-size-asian="16pt" style:font-weight-asian="bold" style:font-size-complex="16pt" style:font-weight-complex="bold"/>
    </style:style>
    <style:style style:name="P3" style:family="paragraph" style:parent-style-name="Standard">
      <style:text-properties fo:font-size="16pt" fo:font-weight="bold" officeooo:rsid="001351be" officeooo:paragraph-rsid="001351be" style:font-size-asian="18pt" style:font-weight-asian="bold" style:font-size-complex="18pt" style:font-weight-complex="bold"/>
    </style:style>
    <style:style style:name="P4" style:family="paragraph" style:parent-style-name="Standard">
      <style:text-properties fo:font-size="14pt" officeooo:rsid="001351be" officeooo:paragraph-rsid="001351be" style:font-size-asian="14pt" style:font-size-complex="14pt"/>
    </style:style>
    <style:style style:name="P5" style:family="paragraph" style:parent-style-name="Standard">
      <style:text-properties fo:font-size="14pt" fo:font-weight="normal" officeooo:rsid="001351be" officeooo:paragraph-rsid="001351be" style:font-size-asian="12.25pt" style:font-weight-asian="normal" style:font-size-complex="14pt" style:font-weight-complex="normal"/>
    </style:style>
    <style:style style:name="P6" style:family="paragraph" style:parent-style-name="Standard">
      <style:text-properties fo:font-size="12pt" officeooo:rsid="001351be" officeooo:paragraph-rsid="001351be" style:font-size-asian="10.5pt" style:font-size-complex="12pt"/>
    </style:style>
    <style:style style:name="P7" style:family="paragraph" style:parent-style-name="Standard">
      <style:text-properties officeooo:rsid="0014a827" officeooo:paragraph-rsid="0014a827"/>
    </style:style>
    <style:style style:name="T1" style:family="text">
      <style:text-properties officeooo:rsid="0014a8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Problem statement:</text:p>
      <text:p text:style-name="P7"/>
      <text:p text:style-name="P7">For Automatic Shoes,</text:p>
      <text:p text:style-name="P7"/>
      <text:p text:style-name="P4">Arduino code used with the ultrasonic sensor and relay module, to switch the relay module connections <text:s/>from Normally closed to open when distance detected by the ultrasonic sensor is lesser than 50 cm. </text:p>
      <text:p text:style-name="P4"/>
      <text:p text:style-name="P4">Note: The relay module should be operated in the Normally closed condition for this code to operate.</text:p>
      <text:p text:style-name="P4"/>
      <text:p text:style-name="P2">Algorithm:</text:p>
      <text:p text:style-name="P5"/>
      <text:p text:style-name="P5">Trigger pin sends ultrasonic waves and echo pin receives the waves after being reflected form the object in the way. The speed of ultrasonic wave in air is nearly 340 m/s . The time taken for the wave to be received back by the sensor is used along with the wave speed to calculate the distance of the object infront of the sensor. If this distance between the sensor and object is lesser than 50cm, the LOW signal is sent to the relay module pin it breaks the Normally closed condition of the circuit <text:span text:style-name="T1">and the motor stops.</text:span></text:p>
      <text:p text:style-name="P4"/>
      <text:p text:style-name="P3">Code:</text:p>
      <text:p text:style-name="P4"/>
      <text:p text:style-name="P6">const int trigPin = 12;</text:p>
      <text:p text:style-name="P6">const int echoPin = 13;</text:p>
      <text:p text:style-name="P6">long duration;</text:p>
      <text:p text:style-name="P6">int distance;</text:p>
      <text:p text:style-name="P6"/>
      <text:p text:style-name="P6">void setup() </text:p>
      <text:p text:style-name="P6">{</text:p>
      <text:p text:style-name="P6"><text:s/>pinMode (8,OUTPUT);</text:p>
      <text:p text:style-name="P6"><text:s/>pinMode (trigPin,OUTPUT);</text:p>
      <text:p text:style-name="P6"><text:s/>pinMode (echoPin,INPUT);</text:p>
      <text:p text:style-name="P6"><text:s/>Serial.begin(9600);</text:p>
      <text:p text:style-name="P6">}</text:p>
      <text:p text:style-name="P6">void loop() </text:p>
      <text:p text:style-name="P6">{</text:p>
      <text:p text:style-name="P6"><text:s/>digitalWrite(trigPin,LOW);</text:p>
      <text:p text:style-name="P6"><text:s/>delayMicroseconds (2);</text:p>
      <text:p text:style-name="P6"><text:s/>digitalWrite(trigPin,HIGH);</text:p>
      <text:p text:style-name="P6"><text:s/>delayMicroseconds (10);</text:p>
      <text:p text:style-name="P6"><text:s/>digitalWrite(trigPin,LOW);</text:p>
      <text:p text:style-name="P6"><text:s/>duration = pulseIn(echoPin,HIGH);</text:p>
      <text:p text:style-name="P6"><text:s/>digitalWrite(trigPin,HIGH);</text:p>
      <text:p text:style-name="P6"><text:s/>distance = duration*0.034/2;</text:p>
      <text:p text:style-name="P6"><text:soft-page-break/><text:s/>Serial.print("Distance: ");</text:p>
      <text:p text:style-name="P6"><text:s/>Serial.println(distance);</text:p>
      <text:p text:style-name="P6"><text:s/>if (distance &lt;=50) <text:s text:c="5"/>//can be adjusted from 2cm to 400cm</text:p>
      <text:p text:style-name="P6"><text:s/>{</text:p>
      <text:p text:style-name="P6"><text:s text:c="2"/>digitalWrite(8,LOW); //LOW</text:p>
      <text:p text:style-name="P6"><text:s text:c="2"/>//delay(1000); <text:s text:c="11"/>// can be adjusted</text:p>
      <text:p text:style-name="P6"><text:s/>}</text:p>
      <text:p text:style-name="P6"><text:s/>else</text:p>
      <text:p text:style-name="P6"><text:s/>{</text:p>
      <text:p text:style-name="P6"><text:s text:c="2"/>digitalWrite(8,HIGH);</text:p>
      <text:p text:style-name="P6"><text:s text:c="2"/>//delay(100); <text:s text:c="12"/>// can be adjusted</text:p>
      <text:p text:style-name="P6"><text:s/>}</text:p>
      <text:p text:style-name="P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28T15:02:02.548788989</meta:creation-date>
    <dc:date>2021-04-28T15:15:02.605823150</dc:date>
    <meta:editing-duration>PT1M30S</meta:editing-duration>
    <meta:editing-cycles>1</meta:editing-cycles>
    <meta:document-statistic meta:table-count="0" meta:image-count="0" meta:object-count="0" meta:page-count="2" meta:paragraph-count="41" meta:word-count="229" meta:character-count="1560" meta:non-whitespace-character-count="1312"/>
    <meta:generator>LibreOffice/7.1.2.2$Linux_X86_64 LibreOffice_project/10$Build-2</meta:generator>
  </office:meta>
</office:document-meta>
</file>